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1" table:number-columns-repeated="5" table:default-cell-style-name="ce5"/>
        <table:table-row table:style-name="ro1">
          <table:table-cell table:number-columns-repeated="13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Back</text:p>
          </table:table-cell>
          <table:table-cell table:number-columns-repeated="8"/>
          <table:table-cell table:style-name="ce1" office:value-type="string" calcext:value-type="string">
            <text:p>Back</text:p>
          </table:table-cell>
          <table:table-cell table:number-columns-repeated="3"/>
          <table:table-cell table:style-name="Default" table:number-columns-repeated="5"/>
        </table:table-row>
        <table:table-row table:style-name="ro1">
          <table:table-cell office:value-type="float" office:value="3.73500384532962" calcext:value-type="float">
            <text:p>3.73500384532962</text:p>
          </table:table-cell>
          <table:table-cell office:value-type="float" office:value="4.12805066822638" calcext:value-type="float">
            <text:p>4.12805066822638</text:p>
          </table:table-cell>
          <table:table-cell/>
          <table:table-cell office:value-type="float" office:value="3.82434687335299" calcext:value-type="float">
            <text:p>3.82434687335299</text:p>
          </table:table-cell>
          <table:table-cell office:value-type="float" office:value="4.08236642315428" calcext:value-type="float">
            <text:p>4.08236642315428</text:p>
          </table:table-cell>
          <table:table-cell table:number-columns-repeated="4"/>
          <table:table-cell table:formula="of:=AVERAGE([.A3];[.D3])" office:value-type="float" office:value="3.77967535934131" calcext:value-type="float">
            <text:p>3.77967535934131</text:p>
          </table:table-cell>
          <table:table-cell table:formula="of:=AVERAGE([.B3];[.E3])" office:value-type="float" office:value="4.10520854569033" calcext:value-type="float">
            <text:p>4.10520854569033</text:p>
          </table:table-cell>
          <table:table-cell table:number-columns-repeated="2"/>
          <table:table-cell table:formula="of:=[.A3]-[.D3]" office:value-type="float" office:value="-0.0893430280233702" calcext:value-type="float">
            <text:p>-0.0893430280233702</text:p>
          </table:table-cell>
          <table:table-cell table:formula="of:=[.B3]-[.E3]" office:value-type="float" office:value="0.0456842450721" calcext:value-type="float">
            <text:p>0.0456842450721</text:p>
          </table:table-cell>
          <table:table-cell table:number-columns-repeated="3"/>
        </table:table-row>
        <table:table-row table:style-name="ro1">
          <table:table-cell office:value-type="float" office:value="6.75469586034501" calcext:value-type="float">
            <text:p>6.75469586034501</text:p>
          </table:table-cell>
          <table:table-cell office:value-type="float" office:value="16.2462477399867" calcext:value-type="float">
            <text:p>16.2462477399867</text:p>
          </table:table-cell>
          <table:table-cell/>
          <table:table-cell office:value-type="float" office:value="6.72123063190738" calcext:value-type="float">
            <text:p>6.72123063190738</text:p>
          </table:table-cell>
          <table:table-cell office:value-type="float" office:value="16.0640892577559" calcext:value-type="float">
            <text:p>16.0640892577559</text:p>
          </table:table-cell>
          <table:table-cell table:number-columns-repeated="4"/>
          <table:table-cell table:formula="of:=AVERAGE([.A4];[.D4])" office:value-type="float" office:value="6.7379632461262" calcext:value-type="float">
            <text:p>6.7379632461262</text:p>
          </table:table-cell>
          <table:table-cell table:formula="of:=AVERAGE([.B4];[.E4])" office:value-type="float" office:value="16.1551684988713" calcext:value-type="float">
            <text:p>16.1551684988713</text:p>
          </table:table-cell>
          <table:table-cell table:number-columns-repeated="2"/>
          <table:table-cell table:formula="of:=[.A4]-[.D4]" office:value-type="float" office:value="0.0334652284376302" calcext:value-type="float">
            <text:p>0.0334652284376302</text:p>
          </table:table-cell>
          <table:table-cell table:formula="of:=[.B4]-[.E4]" office:value-type="float" office:value="0.1821584822308" calcext:value-type="float">
            <text:p>0.1821584822308</text:p>
          </table:table-cell>
          <table:table-cell table:number-columns-repeated="3"/>
        </table:table-row>
        <table:table-row table:style-name="ro1">
          <table:table-cell office:value-type="float" office:value="16.4037428900525" calcext:value-type="float">
            <text:p>16.4037428900525</text:p>
          </table:table-cell>
          <table:table-cell office:value-type="float" office:value="16.3737160708218" calcext:value-type="float">
            <text:p>16.3737160708218</text:p>
          </table:table-cell>
          <table:table-cell/>
          <table:table-cell office:value-type="float" office:value="16.5992463578565" calcext:value-type="float">
            <text:p>16.5992463578565</text:p>
          </table:table-cell>
          <table:table-cell office:value-type="float" office:value="16.1134421650906" calcext:value-type="float">
            <text:p>16.1134421650906</text:p>
          </table:table-cell>
          <table:table-cell table:number-columns-repeated="4"/>
          <table:table-cell table:formula="of:=AVERAGE([.A5];[.D5])" office:value-type="float" office:value="16.5014946239545" calcext:value-type="float">
            <text:p>16.5014946239545</text:p>
          </table:table-cell>
          <table:table-cell table:formula="of:=AVERAGE([.B5];[.E5])" office:value-type="float" office:value="16.2435791179562" calcext:value-type="float">
            <text:p>16.2435791179562</text:p>
          </table:table-cell>
          <table:table-cell table:number-columns-repeated="2"/>
          <table:table-cell table:formula="of:=[.A5]-[.D5]" office:value-type="float" office:value="-0.195503467804002" calcext:value-type="float">
            <text:p>-0.195503467804002</text:p>
          </table:table-cell>
          <table:table-cell table:formula="of:=[.B5]-[.E5]" office:value-type="float" office:value="0.2602739057312" calcext:value-type="float">
            <text:p>0.2602739057312</text:p>
          </table:table-cell>
          <table:table-cell table:number-columns-repeated="3"/>
        </table:table-row>
        <table:table-row table:style-name="ro1">
          <table:table-cell office:value-type="float" office:value="21.9508098905396" calcext:value-type="float">
            <text:p>21.9508098905396</text:p>
          </table:table-cell>
          <table:table-cell office:value-type="float" office:value="6.94034509840829" calcext:value-type="float">
            <text:p>6.94034509840829</text:p>
          </table:table-cell>
          <table:table-cell/>
          <table:table-cell office:value-type="float" office:value="22.2106972678715" calcext:value-type="float">
            <text:p>22.2106972678715</text:p>
          </table:table-cell>
          <table:table-cell office:value-type="float" office:value="6.71219896175668" calcext:value-type="float">
            <text:p>6.71219896175668</text:p>
          </table:table-cell>
          <table:table-cell table:number-columns-repeated="4"/>
          <table:table-cell table:formula="of:=AVERAGE([.A6];[.D6])" office:value-type="float" office:value="22.0807535792055" calcext:value-type="float">
            <text:p>22.0807535792055</text:p>
          </table:table-cell>
          <table:table-cell table:formula="of:=AVERAGE([.B6];[.E6])" office:value-type="float" office:value="6.82627203008249" calcext:value-type="float">
            <text:p>6.82627203008249</text:p>
          </table:table-cell>
          <table:table-cell table:number-columns-repeated="2"/>
          <table:table-cell table:formula="of:=[.A6]-[.D6]" office:value-type="float" office:value="-0.2598873773319" calcext:value-type="float">
            <text:p>-0.2598873773319</text:p>
          </table:table-cell>
          <table:table-cell table:formula="of:=[.B6]-[.E6]" office:value-type="float" office:value="0.22814613665161" calcext:value-type="float">
            <text:p>0.22814613665161</text:p>
          </table:table-cell>
          <table:table-cell table:number-columns-repeated="3"/>
        </table:table-row>
        <table:table-row table:style-name="ro1">
          <table:table-cell office:value-type="float" office:value="25.0752890657123" calcext:value-type="float">
            <text:p>25.0752890657123</text:p>
          </table:table-cell>
          <table:table-cell office:value-type="float" office:value="27.732603755788" calcext:value-type="float">
            <text:p>27.732603755788</text:p>
          </table:table-cell>
          <table:table-cell/>
          <table:table-cell office:value-type="float" office:value="25.4333423106446" calcext:value-type="float">
            <text:p>25.4333423106446</text:p>
          </table:table-cell>
          <table:table-cell office:value-type="float" office:value="27.248640899504" calcext:value-type="float">
            <text:p>27.248640899504</text:p>
          </table:table-cell>
          <table:table-cell table:number-columns-repeated="4"/>
          <table:table-cell table:formula="of:=AVERAGE([.A7];[.D7])" office:value-type="float" office:value="25.2543156881784" calcext:value-type="float">
            <text:p>25.2543156881784</text:p>
          </table:table-cell>
          <table:table-cell table:formula="of:=AVERAGE([.B7];[.E7])" office:value-type="float" office:value="27.490622327646" calcext:value-type="float">
            <text:p>27.490622327646</text:p>
          </table:table-cell>
          <table:table-cell table:number-columns-repeated="2"/>
          <table:table-cell table:formula="of:=[.A7]-[.D7]" office:value-type="float" office:value="-0.3580532449323" calcext:value-type="float">
            <text:p>-0.3580532449323</text:p>
          </table:table-cell>
          <table:table-cell table:formula="of:=[.B7]-[.E7]" office:value-type="float" office:value="0.483962856283998" calcext:value-type="float">
            <text:p>0.483962856283998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Bottom</text:p>
          </table:table-cell>
          <table:table-cell table:number-columns-repeated="8"/>
          <table:table-cell table:style-name="ce1" office:value-type="string" calcext:value-type="string">
            <text:p>Bottom</text:p>
          </table:table-cell>
          <table:table-cell table:number-columns-repeated="8"/>
        </table:table-row>
        <table:table-row table:style-name="ro1">
          <table:table-cell office:value-type="float" office:value="5.13595752565983" calcext:value-type="float">
            <text:p>5.13595752565983</text:p>
          </table:table-cell>
          <table:table-cell office:value-type="float" office:value="13.8756858254078" calcext:value-type="float">
            <text:p>13.8756858254078</text:p>
          </table:table-cell>
          <table:table-cell/>
          <table:table-cell office:value-type="float" office:value="5.25169380754112" calcext:value-type="float">
            <text:p>5.25169380754112</text:p>
          </table:table-cell>
          <table:table-cell office:value-type="float" office:value="13.7842038632795" calcext:value-type="float">
            <text:p>13.7842038632795</text:p>
          </table:table-cell>
          <table:table-cell table:number-columns-repeated="4"/>
          <table:table-cell table:formula="of:=AVERAGE([.A10];[.D10])" office:value-type="float" office:value="5.19382566660048" calcext:value-type="float">
            <text:p>5.19382566660048</text:p>
          </table:table-cell>
          <table:table-cell table:formula="of:=AVERAGE([.B10];[.E10])" office:value-type="float" office:value="13.8299448443437" calcext:value-type="float">
            <text:p>13.8299448443437</text:p>
          </table:table-cell>
          <table:table-cell table:number-columns-repeated="2"/>
          <table:table-cell table:formula="of:=[.A10]-[.D10]" office:value-type="float" office:value="-0.11573628188129" calcext:value-type="float">
            <text:p>-0.11573628188129</text:p>
          </table:table-cell>
          <table:table-cell table:formula="of:=[.B10]-[.E10]" office:value-type="float" office:value="0.0914819621283005" calcext:value-type="float">
            <text:p>0.0914819621283005</text:p>
          </table:table-cell>
          <table:table-cell table:number-columns-repeated="3"/>
        </table:table-row>
        <table:table-row table:style-name="ro1">
          <table:table-cell office:value-type="float" office:value="13.3071114911116" calcext:value-type="float">
            <text:p>13.3071114911116</text:p>
          </table:table-cell>
          <table:table-cell office:value-type="float" office:value="14.3881092166881" calcext:value-type="float">
            <text:p>14.3881092166881</text:p>
          </table:table-cell>
          <table:table-cell/>
          <table:table-cell office:value-type="float" office:value="13.4943993282962" calcext:value-type="float">
            <text:p>13.4943993282962</text:p>
          </table:table-cell>
          <table:table-cell office:value-type="float" office:value="14.2814907063869" calcext:value-type="float">
            <text:p>14.2814907063869</text:p>
          </table:table-cell>
          <table:table-cell table:number-columns-repeated="4"/>
          <table:table-cell table:formula="of:=AVERAGE([.A11];[.D11])" office:value-type="float" office:value="13.4007554097039" calcext:value-type="float">
            <text:p>13.4007554097039</text:p>
          </table:table-cell>
          <table:table-cell table:formula="of:=AVERAGE([.B11];[.E11])" office:value-type="float" office:value="14.3347999615375" calcext:value-type="float">
            <text:p>14.3347999615375</text:p>
          </table:table-cell>
          <table:table-cell table:number-columns-repeated="2"/>
          <table:table-cell table:formula="of:=[.A11]-[.D11]" office:value-type="float" office:value="-0.1872878371846" calcext:value-type="float">
            <text:p>-0.1872878371846</text:p>
          </table:table-cell>
          <table:table-cell table:formula="of:=[.B11]-[.E11]" office:value-type="float" office:value="0.1066185103012" calcext:value-type="float">
            <text:p>0.1066185103012</text:p>
          </table:table-cell>
          <table:table-cell table:number-columns-repeated="3"/>
        </table:table-row>
        <table:table-row table:style-name="ro1">
          <table:table-cell office:value-type="float" office:value="13.2257967100262" calcext:value-type="float">
            <text:p>13.2257967100262</text:p>
          </table:table-cell>
          <table:table-cell office:value-type="float" office:value="24.1506071457058" calcext:value-type="float">
            <text:p>24.1506071457058</text:p>
          </table:table-cell>
          <table:table-cell/>
          <table:table-cell office:value-type="float" office:value="13.5221470754012" calcext:value-type="float">
            <text:p>13.5221470754012</text:p>
          </table:table-cell>
          <table:table-cell office:value-type="float" office:value="23.8892632415262" calcext:value-type="float">
            <text:p>23.8892632415262</text:p>
          </table:table-cell>
          <table:table-cell table:number-columns-repeated="4"/>
          <table:table-cell table:formula="of:=AVERAGE([.A12];[.D12])" office:value-type="float" office:value="13.3739718927137" calcext:value-type="float">
            <text:p>13.3739718927137</text:p>
          </table:table-cell>
          <table:table-cell table:formula="of:=AVERAGE([.B12];[.E12])" office:value-type="float" office:value="24.019935193616" calcext:value-type="float">
            <text:p>24.019935193616</text:p>
          </table:table-cell>
          <table:table-cell table:number-columns-repeated="2"/>
          <table:table-cell table:formula="of:=[.A12]-[.D12]" office:value-type="float" office:value="-0.296350365375" calcext:value-type="float">
            <text:p>-0.296350365375</text:p>
          </table:table-cell>
          <table:table-cell table:formula="of:=[.B12]-[.E12]" office:value-type="float" office:value="0.261343904179597" calcext:value-type="float">
            <text:p>0.261343904179597</text:p>
          </table:table-cell>
          <table:table-cell table:number-columns-repeated="3"/>
        </table:table-row>
        <table:table-row table:style-name="ro1">
          <table:table-cell office:value-type="float" office:value="19.168282912518" calcext:value-type="float">
            <text:p>19.168282912518</text:p>
          </table:table-cell>
          <table:table-cell office:value-type="float" office:value="4.14923195840422" calcext:value-type="float">
            <text:p>4.14923195840422</text:p>
          </table:table-cell>
          <table:table-cell/>
          <table:table-cell office:value-type="float" office:value="19.325659730265" calcext:value-type="float">
            <text:p>19.325659730265</text:p>
          </table:table-cell>
          <table:table-cell office:value-type="float" office:value="4.15005715992693" calcext:value-type="float">
            <text:p>4.15005715992693</text:p>
          </table:table-cell>
          <table:table-cell table:number-columns-repeated="4"/>
          <table:table-cell table:formula="of:=AVERAGE([.A13];[.D13])" office:value-type="float" office:value="19.2469713213915" calcext:value-type="float">
            <text:p>19.2469713213915</text:p>
          </table:table-cell>
          <table:table-cell table:formula="of:=AVERAGE([.B13];[.E13])" office:value-type="float" office:value="4.14964455916557" calcext:value-type="float">
            <text:p>4.14964455916557</text:p>
          </table:table-cell>
          <table:table-cell table:number-columns-repeated="2"/>
          <table:table-cell table:formula="of:=[.A13]-[.D13]" office:value-type="float" office:value="-0.157376817747" calcext:value-type="float">
            <text:p>-0.157376817747</text:p>
          </table:table-cell>
          <table:table-cell table:formula="of:=[.B13]-[.E13]" office:value-type="float" office:value="-0.000825201522709484" calcext:value-type="float">
            <text:p>-0.000825201522709484</text:p>
          </table:table-cell>
          <table:table-cell table:number-columns-repeated="3"/>
        </table:table-row>
        <table:table-row table:style-name="ro1">
          <table:table-cell office:value-type="float" office:value="22.8029544680195" calcext:value-type="float">
            <text:p>22.8029544680195</text:p>
          </table:table-cell>
          <table:table-cell office:value-type="float" office:value="14.8706501252515" calcext:value-type="float">
            <text:p>14.8706501252515</text:p>
          </table:table-cell>
          <table:table-cell/>
          <table:table-cell office:value-type="float" office:value="23.0465345438803" calcext:value-type="float">
            <text:p>23.0465345438803</text:p>
          </table:table-cell>
          <table:table-cell office:value-type="float" office:value="14.627193721951" calcext:value-type="float">
            <text:p>14.627193721951</text:p>
          </table:table-cell>
          <table:table-cell table:number-columns-repeated="4"/>
          <table:table-cell table:formula="of:=AVERAGE([.A14];[.D14])" office:value-type="float" office:value="22.9247445059499" calcext:value-type="float">
            <text:p>22.9247445059499</text:p>
          </table:table-cell>
          <table:table-cell table:formula="of:=AVERAGE([.B14];[.E14])" office:value-type="float" office:value="14.7489219236013" calcext:value-type="float">
            <text:p>14.7489219236013</text:p>
          </table:table-cell>
          <table:table-cell table:number-columns-repeated="2"/>
          <table:table-cell table:formula="of:=[.A14]-[.D14]" office:value-type="float" office:value="-0.243580075860798" calcext:value-type="float">
            <text:p>-0.243580075860798</text:p>
          </table:table-cell>
          <table:table-cell table:formula="of:=[.B14]-[.E14]" office:value-type="float" office:value="0.243456403300499" calcext:value-type="float">
            <text:p>0.243456403300499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Front</text:p>
          </table:table-cell>
          <table:table-cell table:number-columns-repeated="8"/>
          <table:table-cell table:style-name="ce1" office:value-type="string" calcext:value-type="string">
            <text:p>Front</text:p>
          </table:table-cell>
          <table:table-cell table:number-columns-repeated="8"/>
        </table:table-row>
        <table:table-row table:style-name="ro1">
          <table:table-cell office:value-type="float" office:value="7.0352683289623" calcext:value-type="float">
            <text:p>7.0352683289623</text:p>
          </table:table-cell>
          <table:table-cell office:value-type="float" office:value="5.00489294241987" calcext:value-type="float">
            <text:p>5.00489294241987</text:p>
          </table:table-cell>
          <table:table-cell/>
          <table:table-cell office:value-type="float" office:value="7.24554142697394" calcext:value-type="float">
            <text:p>7.24554142697394</text:p>
          </table:table-cell>
          <table:table-cell office:value-type="float" office:value="4.89342079476154" calcext:value-type="float">
            <text:p>4.89342079476154</text:p>
          </table:table-cell>
          <table:table-cell table:number-columns-repeated="4"/>
          <table:table-cell table:formula="of:=AVERAGE([.A17];[.D17])" office:value-type="float" office:value="7.14040487796812" calcext:value-type="float">
            <text:p>7.14040487796812</text:p>
          </table:table-cell>
          <table:table-cell table:formula="of:=AVERAGE([.B17];[.E17])" office:value-type="float" office:value="4.94915686859071" calcext:value-type="float">
            <text:p>4.94915686859071</text:p>
          </table:table-cell>
          <table:table-cell table:number-columns-repeated="2"/>
          <table:table-cell table:formula="of:=[.A17]-[.D17]" office:value-type="float" office:value="-0.21027309801164" calcext:value-type="float">
            <text:p>-0.21027309801164</text:p>
          </table:table-cell>
          <table:table-cell table:formula="of:=[.B17]-[.E17]" office:value-type="float" office:value="0.11147214765833" calcext:value-type="float">
            <text:p>0.11147214765833</text:p>
          </table:table-cell>
          <table:table-cell table:number-columns-repeated="3"/>
        </table:table-row>
        <table:table-row table:style-name="ro1">
          <table:table-cell office:value-type="float" office:value="9.30167925783847" calcext:value-type="float">
            <text:p>9.30167925783847</text:p>
          </table:table-cell>
          <table:table-cell office:value-type="float" office:value="19.63674795475" calcext:value-type="float">
            <text:p>19.63674795475</text:p>
          </table:table-cell>
          <table:table-cell/>
          <table:table-cell office:value-type="float" office:value="9.52192107720508" calcext:value-type="float">
            <text:p>9.52192107720508</text:p>
          </table:table-cell>
          <table:table-cell office:value-type="float" office:value="19.496212950901" calcext:value-type="float">
            <text:p>19.496212950901</text:p>
          </table:table-cell>
          <table:table-cell table:number-columns-repeated="4"/>
          <table:table-cell table:formula="of:=AVERAGE([.A18];[.D18])" office:value-type="float" office:value="9.41180016752178" calcext:value-type="float">
            <text:p>9.41180016752178</text:p>
          </table:table-cell>
          <table:table-cell table:formula="of:=AVERAGE([.B18];[.E18])" office:value-type="float" office:value="19.5664804528255" calcext:value-type="float">
            <text:p>19.5664804528255</text:p>
          </table:table-cell>
          <table:table-cell table:number-columns-repeated="2"/>
          <table:table-cell table:formula="of:=[.A18]-[.D18]" office:value-type="float" office:value="-0.22024181936661" calcext:value-type="float">
            <text:p>-0.22024181936661</text:p>
          </table:table-cell>
          <table:table-cell table:formula="of:=[.B18]-[.E18]" office:value-type="float" office:value="0.140535003848999" calcext:value-type="float">
            <text:p>0.140535003848999</text:p>
          </table:table-cell>
          <table:table-cell table:number-columns-repeated="3"/>
        </table:table-row>
        <table:table-row table:style-name="ro1">
          <table:table-cell office:value-type="float" office:value="20.4505421380201" calcext:value-type="float">
            <text:p>20.4505421380201</text:p>
          </table:table-cell>
          <table:table-cell office:value-type="float" office:value="9.69624613457546" calcext:value-type="float">
            <text:p>9.69624613457546</text:p>
          </table:table-cell>
          <table:table-cell/>
          <table:table-cell office:value-type="float" office:value="20.6724461916235" calcext:value-type="float">
            <text:p>20.6724461916235</text:p>
          </table:table-cell>
          <table:table-cell office:value-type="float" office:value="9.68135757352179" calcext:value-type="float">
            <text:p>9.68135757352179</text:p>
          </table:table-cell>
          <table:table-cell table:number-columns-repeated="4"/>
          <table:table-cell table:formula="of:=AVERAGE([.A19];[.D19])" office:value-type="float" office:value="20.5614941648218" calcext:value-type="float">
            <text:p>20.5614941648218</text:p>
          </table:table-cell>
          <table:table-cell table:formula="of:=AVERAGE([.B19];[.E19])" office:value-type="float" office:value="9.68880185404863" calcext:value-type="float">
            <text:p>9.68880185404863</text:p>
          </table:table-cell>
          <table:table-cell table:number-columns-repeated="2"/>
          <table:table-cell table:formula="of:=[.A19]-[.D19]" office:value-type="float" office:value="-0.221904053603399" calcext:value-type="float">
            <text:p>-0.221904053603399</text:p>
          </table:table-cell>
          <table:table-cell table:formula="of:=[.B19]-[.E19]" office:value-type="float" office:value="0.0148885610536702" calcext:value-type="float">
            <text:p>0.0148885610536702</text:p>
          </table:table-cell>
          <table:table-cell table:number-columns-repeated="3"/>
        </table:table-row>
        <table:table-row table:style-name="ro1">
          <table:table-cell office:value-type="float" office:value="19.5146201119505" calcext:value-type="float">
            <text:p>19.5146201119505</text:p>
          </table:table-cell>
          <table:table-cell office:value-type="float" office:value="24.9493091165303" calcext:value-type="float">
            <text:p>24.9493091165303</text:p>
          </table:table-cell>
          <table:table-cell/>
          <table:table-cell office:value-type="float" office:value="19.8137025466032" calcext:value-type="float">
            <text:p>19.8137025466032</text:p>
          </table:table-cell>
          <table:table-cell office:value-type="float" office:value="24.9519845981808" calcext:value-type="float">
            <text:p>24.9519845981808</text:p>
          </table:table-cell>
          <table:table-cell table:number-columns-repeated="4"/>
          <table:table-cell table:formula="of:=AVERAGE([.A20];[.D20])" office:value-type="float" office:value="19.6641613292769" calcext:value-type="float">
            <text:p>19.6641613292769</text:p>
          </table:table-cell>
          <table:table-cell table:formula="of:=AVERAGE([.B20];[.E20])" office:value-type="float" office:value="24.9506468573556" calcext:value-type="float">
            <text:p>24.9506468573556</text:p>
          </table:table-cell>
          <table:table-cell table:number-columns-repeated="2"/>
          <table:table-cell table:formula="of:=[.A20]-[.D20]" office:value-type="float" office:value="-0.2990824346527" calcext:value-type="float">
            <text:p>-0.2990824346527</text:p>
          </table:table-cell>
          <table:table-cell table:formula="of:=[.B20]-[.E20]" office:value-type="float" office:value="-0.00267548165049902" calcext:value-type="float">
            <text:p>-0.00267548165049902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Left</text:p>
          </table:table-cell>
          <table:table-cell table:number-columns-repeated="8"/>
          <table:table-cell table:style-name="ce1" office:value-type="string" calcext:value-type="string">
            <text:p>Left</text:p>
          </table:table-cell>
          <table:table-cell table:number-columns-repeated="8"/>
        </table:table-row>
        <table:table-row table:style-name="ro1">
          <table:table-cell office:value-type="float" office:value="9.46039063447774" calcext:value-type="float">
            <text:p>9.46039063447774</text:p>
          </table:table-cell>
          <table:table-cell office:value-type="float" office:value="4.92345020016987" calcext:value-type="float">
            <text:p>4.92345020016987</text:p>
          </table:table-cell>
          <table:table-cell/>
          <table:table-cell office:value-type="float" office:value="9.2984109038377" calcext:value-type="float">
            <text:p>9.2984109038377</text:p>
          </table:table-cell>
          <table:table-cell office:value-type="float" office:value="4.80685886564915" calcext:value-type="float">
            <text:p>4.80685886564915</text:p>
          </table:table-cell>
          <table:table-cell/>
          <table:table-cell office:value-type="float" office:value="9.36090225563908" calcext:value-type="float">
            <text:p>9.36090225563908</text:p>
          </table:table-cell>
          <table:table-cell office:value-type="float" office:value="4.71939282167682" calcext:value-type="float">
            <text:p>4.71939282167682</text:p>
          </table:table-cell>
          <table:table-cell/>
          <table:table-cell table:formula="of:=AVERAGE([.G23];[.D23])" office:value-type="float" office:value="9.32965657973839" calcext:value-type="float">
            <text:p>9.32965657973839</text:p>
          </table:table-cell>
          <table:table-cell table:formula="of:=AVERAGE([.H23];[.E23])" office:value-type="float" office:value="4.76312584366299" calcext:value-type="float">
            <text:p>4.76312584366299</text:p>
          </table:table-cell>
          <table:table-cell table:number-columns-repeated="2"/>
          <table:table-cell table:formula="of:=[.A23]-[.D23]" office:value-type="float" office:value="0.16197973064004" calcext:value-type="float">
            <text:p>0.16197973064004</text:p>
          </table:table-cell>
          <table:table-cell table:formula="of:=[.B23]-[.E23]" office:value-type="float" office:value="0.11659133452072" calcext:value-type="float">
            <text:p>0.11659133452072</text:p>
          </table:table-cell>
          <table:table-cell/>
          <table:table-cell table:formula="of:=[.D23]-[.G23]" office:value-type="float" office:value="-0.0624913518013805" calcext:value-type="float">
            <text:p>-0.0624913518013805</text:p>
          </table:table-cell>
          <table:table-cell table:formula="of:=[.E23]-[.H23]" office:value-type="float" office:value="0.0874660439723298" calcext:value-type="float">
            <text:p>0.0874660439723298</text:p>
          </table:table-cell>
        </table:table-row>
        <table:table-row table:style-name="ro1">
          <table:table-cell office:value-type="float" office:value="24.6580128593959" calcext:value-type="float">
            <text:p>24.6580128593959</text:p>
          </table:table-cell>
          <table:table-cell office:value-type="float" office:value="5.73723159044039" calcext:value-type="float">
            <text:p>5.73723159044039</text:p>
          </table:table-cell>
          <table:table-cell/>
          <table:table-cell office:value-type="float" office:value="24.7578669681553" calcext:value-type="float">
            <text:p>24.7578669681553</text:p>
          </table:table-cell>
          <table:table-cell office:value-type="float" office:value="5.43244771057096" calcext:value-type="float">
            <text:p>5.43244771057096</text:p>
          </table:table-cell>
          <table:table-cell/>
          <table:table-cell office:value-type="float" office:value="24.812030075188" calcext:value-type="float">
            <text:p>24.812030075188</text:p>
          </table:table-cell>
          <table:table-cell office:value-type="float" office:value="5.45353950915018" calcext:value-type="float">
            <text:p>5.45353950915018</text:p>
          </table:table-cell>
          <table:table-cell/>
          <table:table-cell table:formula="of:=AVERAGE([.G24];[.D24])" office:value-type="float" office:value="24.7849485216717" calcext:value-type="float">
            <text:p>24.7849485216717</text:p>
          </table:table-cell>
          <table:table-cell table:formula="of:=AVERAGE([.H24];[.E24])" office:value-type="float" office:value="5.44299360986057" calcext:value-type="float">
            <text:p>5.44299360986057</text:p>
          </table:table-cell>
          <table:table-cell table:number-columns-repeated="2"/>
          <table:table-cell table:formula="of:=[.A24]-[.D24]" office:value-type="float" office:value="-0.099854108759402" calcext:value-type="float">
            <text:p>-0.099854108759402</text:p>
          </table:table-cell>
          <table:table-cell table:formula="of:=[.B24]-[.E24]" office:value-type="float" office:value="0.30478387986943" calcext:value-type="float">
            <text:p>0.30478387986943</text:p>
          </table:table-cell>
          <table:table-cell/>
          <table:table-cell table:formula="of:=[.D24]-[.G24]" office:value-type="float" office:value="-0.0541631070327" calcext:value-type="float">
            <text:p>-0.0541631070327</text:p>
          </table:table-cell>
          <table:table-cell table:formula="of:=[.E24]-[.H24]" office:value-type="float" office:value="-0.0210917985792198" calcext:value-type="float">
            <text:p>-0.0210917985792198</text:p>
          </table:table-cell>
        </table:table-row>
        <table:table-row table:style-name="ro1">
          <table:table-cell office:value-type="float" office:value="8.43770471915564" calcext:value-type="float">
            <text:p>8.43770471915564</text:p>
          </table:table-cell>
          <table:table-cell office:value-type="float" office:value="14.5243236685673" calcext:value-type="float">
            <text:p>14.5243236685673</text:p>
          </table:table-cell>
          <table:table-cell/>
          <table:table-cell office:value-type="float" office:value="8.43854029269519" calcext:value-type="float">
            <text:p>8.43854029269519</text:p>
          </table:table-cell>
          <table:table-cell office:value-type="float" office:value="14.5656679856793" calcext:value-type="float">
            <text:p>14.5656679856793</text:p>
          </table:table-cell>
          <table:table-cell/>
          <table:table-cell office:value-type="float" office:value="8.57142857142857" calcext:value-type="float">
            <text:p>8.57142857142857</text:p>
          </table:table-cell>
          <table:table-cell office:value-type="float" office:value="14.345013477089" calcext:value-type="float">
            <text:p>14.345013477089</text:p>
          </table:table-cell>
          <table:table-cell/>
          <table:table-cell table:formula="of:=AVERAGE([.G25];[.D25])" office:value-type="float" office:value="8.50498443206188" calcext:value-type="float">
            <text:p>8.50498443206188</text:p>
          </table:table-cell>
          <table:table-cell table:formula="of:=AVERAGE([.H25];[.E25])" office:value-type="float" office:value="14.4553407313842" calcext:value-type="float">
            <text:p>14.4553407313842</text:p>
          </table:table-cell>
          <table:table-cell table:number-columns-repeated="2"/>
          <table:table-cell table:formula="of:=[.A25]-[.D25]" office:value-type="float" office:value="-0.000835573539550438" calcext:value-type="float">
            <text:p>-0.000835573539550438</text:p>
          </table:table-cell>
          <table:table-cell table:formula="of:=[.B25]-[.E25]" office:value-type="float" office:value="-0.0413443171119994" calcext:value-type="float">
            <text:p>-0.0413443171119994</text:p>
          </table:table-cell>
          <table:table-cell/>
          <table:table-cell table:formula="of:=[.D25]-[.G25]" office:value-type="float" office:value="-0.132888278733379" calcext:value-type="float">
            <text:p>-0.132888278733379</text:p>
          </table:table-cell>
          <table:table-cell table:formula="of:=[.E25]-[.H25]" office:value-type="float" office:value="0.2206545085903" calcext:value-type="float">
            <text:p>0.2206545085903</text:p>
          </table:table-cell>
        </table:table-row>
        <table:table-row table:style-name="ro1">
          <table:table-cell office:value-type="float" office:value="15.5426422419022" calcext:value-type="float">
            <text:p>15.5426422419022</text:p>
          </table:table-cell>
          <table:table-cell office:value-type="float" office:value="19.1406041489749" calcext:value-type="float">
            <text:p>19.1406041489749</text:p>
          </table:table-cell>
          <table:table-cell/>
          <table:table-cell office:value-type="float" office:value="15.9657056717543" calcext:value-type="float">
            <text:p>15.9657056717543</text:p>
          </table:table-cell>
          <table:table-cell office:value-type="float" office:value="19.0729225551159" calcext:value-type="float">
            <text:p>19.0729225551159</text:p>
          </table:table-cell>
          <table:table-cell/>
          <table:table-cell office:value-type="float" office:value="16.0150375939849" calcext:value-type="float">
            <text:p>16.0150375939849</text:p>
          </table:table-cell>
          <table:table-cell office:value-type="float" office:value="18.8452262732302" calcext:value-type="float">
            <text:p>18.8452262732302</text:p>
          </table:table-cell>
          <table:table-cell/>
          <table:table-cell table:formula="of:=AVERAGE([.G26];[.D26])" office:value-type="float" office:value="15.9903716328696" calcext:value-type="float">
            <text:p>15.9903716328696</text:p>
          </table:table-cell>
          <table:table-cell table:formula="of:=AVERAGE([.H26];[.E26])" office:value-type="float" office:value="18.9590744141731" calcext:value-type="float">
            <text:p>18.9590744141731</text:p>
          </table:table-cell>
          <table:table-cell table:number-columns-repeated="2"/>
          <table:table-cell table:formula="of:=[.A26]-[.D26]" office:value-type="float" office:value="-0.4230634298521" calcext:value-type="float">
            <text:p>-0.4230634298521</text:p>
          </table:table-cell>
          <table:table-cell table:formula="of:=[.B26]-[.E26]" office:value-type="float" office:value="0.0676815938590032" calcext:value-type="float">
            <text:p>0.0676815938590032</text:p>
          </table:table-cell>
          <table:table-cell/>
          <table:table-cell table:formula="of:=[.D26]-[.G26]" office:value-type="float" office:value="-0.0493319222305999" calcext:value-type="float">
            <text:p>-0.0493319222305999</text:p>
          </table:table-cell>
          <table:table-cell table:formula="of:=[.E26]-[.H26]" office:value-type="float" office:value="0.227696281885699" calcext:value-type="float">
            <text:p>0.227696281885699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Right</text:p>
          </table:table-cell>
          <table:table-cell table:number-columns-repeated="8"/>
          <table:table-cell table:style-name="ce1" office:value-type="string" calcext:value-type="string">
            <text:p>Right</text:p>
          </table:table-cell>
          <table:table-cell table:number-columns-repeated="8"/>
        </table:table-row>
        <table:table-row table:style-name="ro1">
          <table:table-cell office:value-type="float" office:value="4.1072768192048" calcext:value-type="float">
            <text:p>4.1072768192048</text:p>
          </table:table-cell>
          <table:table-cell office:value-type="float" office:value="2.36718270476713" calcext:value-type="float">
            <text:p>2.36718270476713</text:p>
          </table:table-cell>
          <table:table-cell/>
          <table:table-cell office:value-type="float" office:value="4.27046263345193" calcext:value-type="float">
            <text:p>4.27046263345193</text:p>
          </table:table-cell>
          <table:table-cell office:value-type="float" office:value="2.34488627572331" calcext:value-type="float">
            <text:p>2.34488627572331</text:p>
          </table:table-cell>
          <table:table-cell table:number-columns-repeated="4"/>
          <table:table-cell table:formula="of:=AVERAGE([.A29];[.D29])" office:value-type="float" office:value="4.18886972632837" calcext:value-type="float">
            <text:p>4.18886972632837</text:p>
          </table:table-cell>
          <table:table-cell table:formula="of:=AVERAGE([.B29];[.E29])" office:value-type="float" office:value="2.35603449024522" calcext:value-type="float">
            <text:p>2.35603449024522</text:p>
          </table:table-cell>
          <table:table-cell table:number-columns-repeated="2"/>
          <table:table-cell table:formula="of:=[.A29]-[.D29]" office:value-type="float" office:value="-0.163185814247131" calcext:value-type="float">
            <text:p>-0.163185814247131</text:p>
          </table:table-cell>
          <table:table-cell table:formula="of:=[.B29]-[.E29]" office:value-type="float" office:value="0.0222964290438199" calcext:value-type="float">
            <text:p>0.0222964290438199</text:p>
          </table:table-cell>
          <table:table-cell table:number-columns-repeated="3"/>
        </table:table-row>
        <table:table-row table:style-name="ro1">
          <table:table-cell office:value-type="float" office:value="15.0562640660165" calcext:value-type="float">
            <text:p>15.0562640660165</text:p>
          </table:table-cell>
          <table:table-cell office:value-type="float" office:value="9.67128145672784" calcext:value-type="float">
            <text:p>9.67128145672784</text:p>
          </table:table-cell>
          <table:table-cell/>
          <table:table-cell office:value-type="float" office:value="15.0533807829181" calcext:value-type="float">
            <text:p>15.0533807829181</text:p>
          </table:table-cell>
          <table:table-cell office:value-type="float" office:value="9.7276806436639" calcext:value-type="float">
            <text:p>9.7276806436639</text:p>
          </table:table-cell>
          <table:table-cell table:number-columns-repeated="4"/>
          <table:table-cell table:formula="of:=AVERAGE([.A30];[.D30])" office:value-type="float" office:value="15.0548224244673" calcext:value-type="float">
            <text:p>15.0548224244673</text:p>
          </table:table-cell>
          <table:table-cell table:formula="of:=AVERAGE([.B30];[.E30])" office:value-type="float" office:value="9.69948105019587" calcext:value-type="float">
            <text:p>9.69948105019587</text:p>
          </table:table-cell>
          <table:table-cell table:number-columns-repeated="2"/>
          <table:table-cell table:formula="of:=[.A30]-[.D30]" office:value-type="float" office:value="0.00288328309839869" calcext:value-type="float">
            <text:p>0.00288328309839869</text:p>
          </table:table-cell>
          <table:table-cell table:formula="of:=[.B30]-[.E30]" office:value-type="float" office:value="-0.0563991869360603" calcext:value-type="float">
            <text:p>-0.0563991869360603</text:p>
          </table:table-cell>
          <table:table-cell table:number-columns-repeated="3"/>
        </table:table-row>
        <table:table-row table:style-name="ro1">
          <table:table-cell office:value-type="float" office:value="7.56189047261814" calcext:value-type="float">
            <text:p>7.56189047261814</text:p>
          </table:table-cell>
          <table:table-cell office:value-type="float" office:value="21.8202277842188" calcext:value-type="float">
            <text:p>21.8202277842188</text:p>
          </table:table-cell>
          <table:table-cell/>
          <table:table-cell office:value-type="float" office:value="7.58007117437719" calcext:value-type="float">
            <text:p>7.58007117437719</text:p>
          </table:table-cell>
          <table:table-cell office:value-type="float" office:value="21.7654340089742" calcext:value-type="float">
            <text:p>21.7654340089742</text:p>
          </table:table-cell>
          <table:table-cell table:number-columns-repeated="4"/>
          <table:table-cell table:formula="of:=AVERAGE([.A31];[.D31])" office:value-type="float" office:value="7.57098082349767" calcext:value-type="float">
            <text:p>7.57098082349767</text:p>
          </table:table-cell>
          <table:table-cell table:formula="of:=AVERAGE([.B31];[.E31])" office:value-type="float" office:value="21.7928308965965" calcext:value-type="float">
            <text:p>21.7928308965965</text:p>
          </table:table-cell>
          <table:table-cell table:number-columns-repeated="2"/>
          <table:table-cell table:formula="of:=[.A31]-[.D31]" office:value-type="float" office:value="-0.0181807017590501" calcext:value-type="float">
            <text:p>-0.0181807017590501</text:p>
          </table:table-cell>
          <table:table-cell table:formula="of:=[.B31]-[.E31]" office:value-type="float" office:value="0.0547937752446011" calcext:value-type="float">
            <text:p>0.0547937752446011</text:p>
          </table:table-cell>
          <table:table-cell table:number-columns-repeated="3"/>
        </table:table-row>
        <table:table-row table:style-name="ro1">
          <table:table-cell office:value-type="float" office:value="22.3199549887472" calcext:value-type="float">
            <text:p>22.3199549887472</text:p>
          </table:table-cell>
          <table:table-cell office:value-type="float" office:value="18.9609902475619" calcext:value-type="float">
            <text:p>18.9609902475619</text:p>
          </table:table-cell>
          <table:table-cell/>
          <table:table-cell office:value-type="float" office:value="22.2064056939501" calcext:value-type="float">
            <text:p>22.2064056939501</text:p>
          </table:table-cell>
          <table:table-cell office:value-type="float" office:value="19.1064521120223" calcext:value-type="float">
            <text:p>19.1064521120223</text:p>
          </table:table-cell>
          <table:table-cell table:number-columns-repeated="4"/>
          <table:table-cell table:formula="of:=AVERAGE([.A32];[.D32])" office:value-type="float" office:value="22.2631803413487" calcext:value-type="float">
            <text:p>22.2631803413487</text:p>
          </table:table-cell>
          <table:table-cell table:formula="of:=AVERAGE([.B32];[.E32])" office:value-type="float" office:value="19.0337211797921" calcext:value-type="float">
            <text:p>19.0337211797921</text:p>
          </table:table-cell>
          <table:table-cell table:number-columns-repeated="2"/>
          <table:table-cell table:formula="of:=[.A32]-[.D32]" office:value-type="float" office:value="0.1135492947971" calcext:value-type="float">
            <text:p>0.1135492947971</text:p>
          </table:table-cell>
          <table:table-cell table:formula="of:=[.B32]-[.E32]" office:value-type="float" office:value="-0.145461864460401" calcext:value-type="float">
            <text:p>-0.145461864460401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Top</text:p>
          </table:table-cell>
          <table:table-cell table:number-columns-repeated="8"/>
          <table:table-cell table:style-name="ce1" office:value-type="string" calcext:value-type="string">
            <text:p>Top</text:p>
          </table:table-cell>
          <table:table-cell table:number-columns-repeated="8"/>
        </table:table-row>
        <table:table-row table:style-name="ro1">
          <table:table-cell office:value-type="float" office:value="4.75755143589844" calcext:value-type="float">
            <text:p>4.75755143589844</text:p>
          </table:table-cell>
          <table:table-cell office:value-type="float" office:value="7.50895601276356" calcext:value-type="float">
            <text:p>7.50895601276356</text:p>
          </table:table-cell>
          <table:table-cell/>
          <table:table-cell office:value-type="float" office:value="4.90511286304923" calcext:value-type="float">
            <text:p>4.90511286304923</text:p>
          </table:table-cell>
          <table:table-cell office:value-type="float" office:value="7.27022932128092" calcext:value-type="float">
            <text:p>7.27022932128092</text:p>
          </table:table-cell>
          <table:table-cell table:number-columns-repeated="4"/>
          <table:table-cell table:formula="of:=AVERAGE([.A35];[.D35])" office:value-type="float" office:value="4.83133214947384" calcext:value-type="float">
            <text:p>4.83133214947384</text:p>
          </table:table-cell>
          <table:table-cell table:formula="of:=AVERAGE([.B35];[.E35])" office:value-type="float" office:value="7.38959266702224" calcext:value-type="float">
            <text:p>7.38959266702224</text:p>
          </table:table-cell>
          <table:table-cell table:number-columns-repeated="2"/>
          <table:table-cell table:formula="of:=[.A35]-[.D35]" office:value-type="float" office:value="-0.14756142715079" calcext:value-type="float">
            <text:p>-0.14756142715079</text:p>
          </table:table-cell>
          <table:table-cell table:formula="of:=[.B35]-[.E35]" office:value-type="float" office:value="0.238726691482641" calcext:value-type="float">
            <text:p>0.238726691482641</text:p>
          </table:table-cell>
          <table:table-cell table:number-columns-repeated="3"/>
        </table:table-row>
        <table:table-row table:style-name="ro1">
          <table:table-cell office:value-type="float" office:value="15.5623201456453" calcext:value-type="float">
            <text:p>15.5623201456453</text:p>
          </table:table-cell>
          <table:table-cell office:value-type="float" office:value="9.33833173462793" calcext:value-type="float">
            <text:p>9.33833173462793</text:p>
          </table:table-cell>
          <table:table-cell/>
          <table:table-cell office:value-type="float" office:value="15.7391951927275" calcext:value-type="float">
            <text:p>15.7391951927275</text:p>
          </table:table-cell>
          <table:table-cell office:value-type="float" office:value="9.24937726303899" calcext:value-type="float">
            <text:p>9.24937726303899</text:p>
          </table:table-cell>
          <table:table-cell table:number-columns-repeated="4"/>
          <table:table-cell table:formula="of:=AVERAGE([.A36];[.D36])" office:value-type="float" office:value="15.6507576691864" calcext:value-type="float">
            <text:p>15.6507576691864</text:p>
          </table:table-cell>
          <table:table-cell table:formula="of:=AVERAGE([.B36];[.E36])" office:value-type="float" office:value="9.29385449883346" calcext:value-type="float">
            <text:p>9.29385449883346</text:p>
          </table:table-cell>
          <table:table-cell table:number-columns-repeated="2"/>
          <table:table-cell table:formula="of:=[.A36]-[.D36]" office:value-type="float" office:value="-0.1768750470822" calcext:value-type="float">
            <text:p>-0.1768750470822</text:p>
          </table:table-cell>
          <table:table-cell table:formula="of:=[.B36]-[.E36]" office:value-type="float" office:value="0.0889544715889397" calcext:value-type="float">
            <text:p>0.0889544715889397</text:p>
          </table:table-cell>
          <table:table-cell table:number-columns-repeated="3"/>
        </table:table-row>
        <table:table-row table:style-name="ro1">
          <table:table-cell office:value-type="float" office:value="26.4428479141789" calcext:value-type="float">
            <text:p>26.4428479141789</text:p>
          </table:table-cell>
          <table:table-cell office:value-type="float" office:value="14.3683808703482" calcext:value-type="float">
            <text:p>14.3683808703482</text:p>
          </table:table-cell>
          <table:table-cell/>
          <table:table-cell office:value-type="float" office:value="26.8537017539355" calcext:value-type="float">
            <text:p>26.8537017539355</text:p>
          </table:table-cell>
          <table:table-cell office:value-type="float" office:value="14.2215145990088" calcext:value-type="float">
            <text:p>14.2215145990088</text:p>
          </table:table-cell>
          <table:table-cell table:number-columns-repeated="4"/>
          <table:table-cell table:formula="of:=AVERAGE([.A37];[.D37])" office:value-type="float" office:value="26.6482748340572" calcext:value-type="float">
            <text:p>26.6482748340572</text:p>
          </table:table-cell>
          <table:table-cell table:formula="of:=AVERAGE([.B37];[.E37])" office:value-type="float" office:value="14.2949477346785" calcext:value-type="float">
            <text:p>14.2949477346785</text:p>
          </table:table-cell>
          <table:table-cell table:number-columns-repeated="2"/>
          <table:table-cell table:formula="of:=[.A37]-[.D37]" office:value-type="float" office:value="-0.410853839756602" calcext:value-type="float">
            <text:p>-0.410853839756602</text:p>
          </table:table-cell>
          <table:table-cell table:formula="of:=[.B37]-[.E37]" office:value-type="float" office:value="0.1468662713394" calcext:value-type="float">
            <text:p>0.1468662713394</text:p>
          </table:table-cell>
          <table:table-cell table:number-columns-repeated="3"/>
        </table:table-row>
        <table:table-row table:style-name="ro1">
          <table:table-cell office:value-type="float" office:value="15.2258089775464" calcext:value-type="float">
            <text:p>15.2258089775464</text:p>
          </table:table-cell>
          <table:table-cell office:value-type="float" office:value="20.9353405242448" calcext:value-type="float">
            <text:p>20.9353405242448</text:p>
          </table:table-cell>
          <table:table-cell/>
          <table:table-cell office:value-type="float" office:value="15.555070491256" calcext:value-type="float">
            <text:p>15.555070491256</text:p>
          </table:table-cell>
          <table:table-cell office:value-type="float" office:value="20.7182660948615" calcext:value-type="float">
            <text:p>20.7182660948615</text:p>
          </table:table-cell>
          <table:table-cell table:number-columns-repeated="4"/>
          <table:table-cell table:formula="of:=AVERAGE([.A38];[.D38])" office:value-type="float" office:value="15.3904397344012" calcext:value-type="float">
            <text:p>15.3904397344012</text:p>
          </table:table-cell>
          <table:table-cell table:formula="of:=AVERAGE([.B38];[.E38])" office:value-type="float" office:value="20.8268033095531" calcext:value-type="float">
            <text:p>20.8268033095531</text:p>
          </table:table-cell>
          <table:table-cell table:number-columns-repeated="2"/>
          <table:table-cell table:formula="of:=[.A38]-[.D38]" office:value-type="float" office:value="-0.3292615137096" calcext:value-type="float">
            <text:p>-0.3292615137096</text:p>
          </table:table-cell>
          <table:table-cell table:formula="of:=[.B38]-[.E38]" office:value-type="float" office:value="0.217074429383299" calcext:value-type="float">
            <text:p>0.217074429383299</text:p>
          </table:table-cell>
          <table:table-cell table:number-columns-repeated="3"/>
        </table:table-row>
        <table:table-row table:style-name="ro1">
          <table:table-cell office:value-type="float" office:value="4.40753283871346" calcext:value-type="float">
            <text:p>4.40753283871346</text:p>
          </table:table-cell>
          <table:table-cell office:value-type="float" office:value="27.3725114030108" calcext:value-type="float">
            <text:p>27.3725114030108</text:p>
          </table:table-cell>
          <table:table-cell/>
          <table:table-cell office:value-type="float" office:value="4.57769446085103" calcext:value-type="float">
            <text:p>4.57769446085103</text:p>
          </table:table-cell>
          <table:table-cell office:value-type="float" office:value="27.0998433527645" calcext:value-type="float">
            <text:p>27.0998433527645</text:p>
          </table:table-cell>
          <table:table-cell table:number-columns-repeated="4"/>
          <table:table-cell table:formula="of:=AVERAGE([.A39];[.D39])" office:value-type="float" office:value="4.49261364978225" calcext:value-type="float">
            <text:p>4.49261364978225</text:p>
          </table:table-cell>
          <table:table-cell table:formula="of:=AVERAGE([.B39];[.E39])" office:value-type="float" office:value="27.2361773778877" calcext:value-type="float">
            <text:p>27.2361773778877</text:p>
          </table:table-cell>
          <table:table-cell table:number-columns-repeated="2"/>
          <table:table-cell table:formula="of:=[.A39]-[.D39]" office:value-type="float" office:value="-0.17016162213757" calcext:value-type="float">
            <text:p>-0.17016162213757</text:p>
          </table:table-cell>
          <table:table-cell table:formula="of:=[.B39]-[.E39]" office:value-type="float" office:value="0.272668050246303" calcext:value-type="float">
            <text:p>0.272668050246303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number-columns-repeated="9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Front</text:p>
          </table:table-cell>
          <table:table-cell table:formula="of:=[.J17]" office:value-type="float" office:value="7.14040487796812" calcext:value-type="float">
            <text:p>7.14040487796812</text:p>
          </table:table-cell>
          <table:table-cell office:value-type="float" office:value="0" calcext:value-type="float">
            <text:p>0</text:p>
          </table:table-cell>
          <table:table-cell table:formula="of:=[.K17]" office:value-type="float" office:value="4.94915686859071" calcext:value-type="float">
            <text:p>4.94915686859071</text:p>
          </table:table-cell>
          <table:table-cell/>
          <table:table-cell table:formula="of:=[.B44]-15" office:value-type="float" office:value="-7.85959512203188" calcext:value-type="float">
            <text:p>-7.85959512203188</text:p>
          </table:table-cell>
          <table:table-cell table:formula="of:=[.C44]-15" office:value-type="float" office:value="-15" calcext:value-type="float">
            <text:p>-15</text:p>
          </table:table-cell>
          <table:table-cell table:formula="of:=[.D44]-15" office:value-type="float" office:value="-10.0508431314093" calcext:value-type="float">
            <text:p>-10.0508431314093</text:p>
          </table:table-cell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formula="of:=[.J18]" office:value-type="float" office:value="9.41180016752178" calcext:value-type="float">
            <text:p>9.41180016752178</text:p>
          </table:table-cell>
          <table:table-cell office:value-type="float" office:value="0" calcext:value-type="float">
            <text:p>0</text:p>
          </table:table-cell>
          <table:table-cell table:formula="of:=[.K18]" office:value-type="float" office:value="19.5664804528255" calcext:value-type="float">
            <text:p>19.5664804528255</text:p>
          </table:table-cell>
          <table:table-cell/>
          <table:table-cell table:formula="of:=[.B45]-15" office:value-type="float" office:value="-5.58819983247822" calcext:value-type="float">
            <text:p>-5.58819983247822</text:p>
          </table:table-cell>
          <table:table-cell table:formula="of:=[.C45]-15" office:value-type="float" office:value="-15" calcext:value-type="float">
            <text:p>-15</text:p>
          </table:table-cell>
          <table:table-cell table:formula="of:=[.D45]-15" office:value-type="float" office:value="4.5664804528255" calcext:value-type="float">
            <text:p>4.5664804528255</text:p>
          </table:table-cell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formula="of:=[.J19]" office:value-type="float" office:value="20.5614941648218" calcext:value-type="float">
            <text:p>20.5614941648218</text:p>
          </table:table-cell>
          <table:table-cell office:value-type="float" office:value="0" calcext:value-type="float">
            <text:p>0</text:p>
          </table:table-cell>
          <table:table-cell table:formula="of:=[.K19]" office:value-type="float" office:value="9.68880185404863" calcext:value-type="float">
            <text:p>9.68880185404863</text:p>
          </table:table-cell>
          <table:table-cell/>
          <table:table-cell table:formula="of:=[.B46]-15" office:value-type="float" office:value="5.5614941648218" calcext:value-type="float">
            <text:p>5.5614941648218</text:p>
          </table:table-cell>
          <table:table-cell table:formula="of:=[.C46]-15" office:value-type="float" office:value="-15" calcext:value-type="float">
            <text:p>-15</text:p>
          </table:table-cell>
          <table:table-cell table:formula="of:=[.D46]-15" office:value-type="float" office:value="-5.31119814595137" calcext:value-type="float">
            <text:p>-5.31119814595137</text:p>
          </table:table-cell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formula="of:=[.J20]" office:value-type="float" office:value="19.6641613292769" calcext:value-type="float">
            <text:p>19.6641613292769</text:p>
          </table:table-cell>
          <table:table-cell office:value-type="float" office:value="0" calcext:value-type="float">
            <text:p>0</text:p>
          </table:table-cell>
          <table:table-cell table:formula="of:=[.K20]" office:value-type="float" office:value="24.9506468573556" calcext:value-type="float">
            <text:p>24.9506468573556</text:p>
          </table:table-cell>
          <table:table-cell/>
          <table:table-cell table:formula="of:=[.B47]-15" office:value-type="float" office:value="4.66416132927685" calcext:value-type="float">
            <text:p>4.66416132927685</text:p>
          </table:table-cell>
          <table:table-cell table:formula="of:=[.C47]-15" office:value-type="float" office:value="-15" calcext:value-type="float">
            <text:p>-15</text:p>
          </table:table-cell>
          <table:table-cell table:formula="of:=[.D47]-15" office:value-type="float" office:value="9.95064685735555" calcext:value-type="float">
            <text:p>9.95064685735555</text:p>
          </table:table-cell>
          <table:table-cell table:number-columns-repeated="5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Top</text:p>
          </table:table-cell>
          <table:table-cell table:formula="of:=[.J35]" office:value-type="float" office:value="4.83133214947384" calcext:value-type="float">
            <text:p>4.83133214947384</text:p>
          </table:table-cell>
          <table:table-cell table:formula="of:=[.K35]" office:value-type="float" office:value="7.38959266702224" calcext:value-type="float">
            <text:p>7.3895926670222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48]-15" office:value-type="float" office:value="-10.1686678505262" calcext:value-type="float">
            <text:p>-10.1686678505262</text:p>
          </table:table-cell>
          <table:table-cell table:formula="of:=[.C48]-15" office:value-type="float" office:value="-7.61040733297776" calcext:value-type="float">
            <text:p>-7.61040733297776</text:p>
          </table:table-cell>
          <table:table-cell table:formula="of:=[.D48]-15" office:value-type="float" office:value="15" calcext:value-type="float">
            <text:p>15</text:p>
          </table:table-cell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formula="of:=[.J36]" office:value-type="float" office:value="15.6507576691864" calcext:value-type="float">
            <text:p>15.6507576691864</text:p>
          </table:table-cell>
          <table:table-cell table:formula="of:=[.K36]" office:value-type="float" office:value="9.29385449883346" calcext:value-type="float">
            <text:p>9.2938544988334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49]-15" office:value-type="float" office:value="0.650757669186401" calcext:value-type="float">
            <text:p>0.650757669186401</text:p>
          </table:table-cell>
          <table:table-cell table:formula="of:=[.C49]-15" office:value-type="float" office:value="-5.70614550116654" calcext:value-type="float">
            <text:p>-5.70614550116654</text:p>
          </table:table-cell>
          <table:table-cell table:formula="of:=[.D49]-15" office:value-type="float" office:value="15" calcext:value-type="float">
            <text:p>15</text:p>
          </table:table-cell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formula="of:=[.J37]" office:value-type="float" office:value="26.6482748340572" calcext:value-type="float">
            <text:p>26.6482748340572</text:p>
          </table:table-cell>
          <table:table-cell table:formula="of:=[.K37]" office:value-type="float" office:value="14.2949477346785" calcext:value-type="float">
            <text:p>14.294947734678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50]-15" office:value-type="float" office:value="11.6482748340572" calcext:value-type="float">
            <text:p>11.6482748340572</text:p>
          </table:table-cell>
          <table:table-cell table:formula="of:=[.C50]-15" office:value-type="float" office:value="-0.705052265321498" calcext:value-type="float">
            <text:p>-0.705052265321498</text:p>
          </table:table-cell>
          <table:table-cell table:formula="of:=[.D50]-15" office:value-type="float" office:value="15" calcext:value-type="float">
            <text:p>15</text:p>
          </table:table-cell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formula="of:=[.J38]" office:value-type="float" office:value="15.3904397344012" calcext:value-type="float">
            <text:p>15.3904397344012</text:p>
          </table:table-cell>
          <table:table-cell table:formula="of:=[.K38]" office:value-type="float" office:value="20.8268033095531" calcext:value-type="float">
            <text:p>20.826803309553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51]-15" office:value-type="float" office:value="0.3904397344012" calcext:value-type="float">
            <text:p>0.3904397344012</text:p>
          </table:table-cell>
          <table:table-cell table:formula="of:=[.C51]-15" office:value-type="float" office:value="5.82680330955315" calcext:value-type="float">
            <text:p>5.82680330955315</text:p>
          </table:table-cell>
          <table:table-cell table:formula="of:=[.D51]-15" office:value-type="float" office:value="15" calcext:value-type="float">
            <text:p>15</text:p>
          </table:table-cell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formula="of:=[.J39]" office:value-type="float" office:value="4.49261364978225" calcext:value-type="float">
            <text:p>4.49261364978225</text:p>
          </table:table-cell>
          <table:table-cell table:formula="of:=[.K39]" office:value-type="float" office:value="27.2361773778877" calcext:value-type="float">
            <text:p>27.236177377887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52]-15" office:value-type="float" office:value="-10.5073863502178" calcext:value-type="float">
            <text:p>-10.5073863502178</text:p>
          </table:table-cell>
          <table:table-cell table:formula="of:=[.C52]-15" office:value-type="float" office:value="12.2361773778877" calcext:value-type="float">
            <text:p>12.2361773778877</text:p>
          </table:table-cell>
          <table:table-cell table:formula="of:=[.D52]-15" office:value-type="float" office:value="15" calcext:value-type="float">
            <text:p>15</text:p>
          </table:table-cell>
          <table:table-cell table:number-columns-repeated="5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Back</text:p>
          </table:table-cell>
          <table:table-cell table:formula="of:=[.J3]" office:value-type="float" office:value="3.77967535934131" calcext:value-type="float">
            <text:p>3.77967535934131</text:p>
          </table:table-cell>
          <table:table-cell office:value-type="float" office:value="30" calcext:value-type="float">
            <text:p>30</text:p>
          </table:table-cell>
          <table:table-cell table:formula="of:=30-[.K3]" office:value-type="float" office:value="25.8947914543097" calcext:value-type="float">
            <text:p>25.8947914543097</text:p>
          </table:table-cell>
          <table:table-cell/>
          <table:table-cell table:formula="of:=[.B53]-15" office:value-type="float" office:value="-11.2203246406587" calcext:value-type="float">
            <text:p>-11.2203246406587</text:p>
          </table:table-cell>
          <table:table-cell table:formula="of:=[.C53]-15" office:value-type="float" office:value="15" calcext:value-type="float">
            <text:p>15</text:p>
          </table:table-cell>
          <table:table-cell table:formula="of:=[.D53]-15" office:value-type="float" office:value="10.8947914543097" calcext:value-type="float">
            <text:p>10.8947914543097</text:p>
          </table:table-cell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formula="of:=[.J4]" office:value-type="float" office:value="6.7379632461262" calcext:value-type="float">
            <text:p>6.7379632461262</text:p>
          </table:table-cell>
          <table:table-cell office:value-type="float" office:value="30" calcext:value-type="float">
            <text:p>30</text:p>
          </table:table-cell>
          <table:table-cell table:formula="of:=30-[.K4]" office:value-type="float" office:value="13.8448315011287" calcext:value-type="float">
            <text:p>13.8448315011287</text:p>
          </table:table-cell>
          <table:table-cell/>
          <table:table-cell table:formula="of:=[.B54]-15" office:value-type="float" office:value="-8.2620367538738" calcext:value-type="float">
            <text:p>-8.2620367538738</text:p>
          </table:table-cell>
          <table:table-cell table:formula="of:=[.C54]-15" office:value-type="float" office:value="15" calcext:value-type="float">
            <text:p>15</text:p>
          </table:table-cell>
          <table:table-cell table:formula="of:=[.D54]-15" office:value-type="float" office:value="-1.1551684988713" calcext:value-type="float">
            <text:p>-1.1551684988713</text:p>
          </table:table-cell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formula="of:=[.J5]" office:value-type="float" office:value="16.5014946239545" calcext:value-type="float">
            <text:p>16.5014946239545</text:p>
          </table:table-cell>
          <table:table-cell office:value-type="float" office:value="30" calcext:value-type="float">
            <text:p>30</text:p>
          </table:table-cell>
          <table:table-cell table:formula="of:=30-[.K5]" office:value-type="float" office:value="13.7564208820438" calcext:value-type="float">
            <text:p>13.7564208820438</text:p>
          </table:table-cell>
          <table:table-cell/>
          <table:table-cell table:formula="of:=[.B55]-15" office:value-type="float" office:value="1.5014946239545" calcext:value-type="float">
            <text:p>1.5014946239545</text:p>
          </table:table-cell>
          <table:table-cell table:formula="of:=[.C55]-15" office:value-type="float" office:value="15" calcext:value-type="float">
            <text:p>15</text:p>
          </table:table-cell>
          <table:table-cell table:formula="of:=[.D55]-15" office:value-type="float" office:value="-1.2435791179562" calcext:value-type="float">
            <text:p>-1.2435791179562</text:p>
          </table:table-cell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formula="of:=[.J6]" office:value-type="float" office:value="22.0807535792055" calcext:value-type="float">
            <text:p>22.0807535792055</text:p>
          </table:table-cell>
          <table:table-cell office:value-type="float" office:value="30" calcext:value-type="float">
            <text:p>30</text:p>
          </table:table-cell>
          <table:table-cell table:formula="of:=30-[.K6]" office:value-type="float" office:value="23.1737279699175" calcext:value-type="float">
            <text:p>23.1737279699175</text:p>
          </table:table-cell>
          <table:table-cell/>
          <table:table-cell table:formula="of:=[.B56]-15" office:value-type="float" office:value="7.08075357920555" calcext:value-type="float">
            <text:p>7.08075357920555</text:p>
          </table:table-cell>
          <table:table-cell table:formula="of:=[.C56]-15" office:value-type="float" office:value="15" calcext:value-type="float">
            <text:p>15</text:p>
          </table:table-cell>
          <table:table-cell table:formula="of:=[.D56]-15" office:value-type="float" office:value="8.17372796991752" calcext:value-type="float">
            <text:p>8.17372796991752</text:p>
          </table:table-cell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formula="of:=[.J7]" office:value-type="float" office:value="25.2543156881784" calcext:value-type="float">
            <text:p>25.2543156881784</text:p>
          </table:table-cell>
          <table:table-cell office:value-type="float" office:value="30" calcext:value-type="float">
            <text:p>30</text:p>
          </table:table-cell>
          <table:table-cell table:formula="of:=30-[.K7]" office:value-type="float" office:value="2.509377672354" calcext:value-type="float">
            <text:p>2.509377672354</text:p>
          </table:table-cell>
          <table:table-cell/>
          <table:table-cell table:formula="of:=[.B57]-15" office:value-type="float" office:value="10.2543156881785" calcext:value-type="float">
            <text:p>10.2543156881785</text:p>
          </table:table-cell>
          <table:table-cell table:formula="of:=[.C57]-15" office:value-type="float" office:value="15" calcext:value-type="float">
            <text:p>15</text:p>
          </table:table-cell>
          <table:table-cell table:formula="of:=[.D57]-15" office:value-type="float" office:value="-12.490622327646" calcext:value-type="float">
            <text:p>-12.490622327646</text:p>
          </table:table-cell>
          <table:table-cell table:number-columns-repeated="5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Right</text:p>
          </table:table-cell>
          <table:table-cell office:value-type="float" office:value="30" calcext:value-type="float">
            <text:p>30</text:p>
          </table:table-cell>
          <table:table-cell table:formula="of:=[.J29]" office:value-type="float" office:value="4.18886972632837" calcext:value-type="float">
            <text:p>4.18886972632837</text:p>
          </table:table-cell>
          <table:table-cell table:formula="of:=[.K29]" office:value-type="float" office:value="2.35603449024522" calcext:value-type="float">
            <text:p>2.35603449024522</text:p>
          </table:table-cell>
          <table:table-cell/>
          <table:table-cell table:formula="of:=[.B58]-15" office:value-type="float" office:value="15" calcext:value-type="float">
            <text:p>15</text:p>
          </table:table-cell>
          <table:table-cell table:formula="of:=[.C58]-15" office:value-type="float" office:value="-10.8111302736716" calcext:value-type="float">
            <text:p>-10.8111302736716</text:p>
          </table:table-cell>
          <table:table-cell table:formula="of:=[.D58]-15" office:value-type="float" office:value="-12.6439655097548" calcext:value-type="float">
            <text:p>-12.6439655097548</text:p>
          </table:table-cell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J30]" office:value-type="float" office:value="15.0548224244673" calcext:value-type="float">
            <text:p>15.0548224244673</text:p>
          </table:table-cell>
          <table:table-cell table:formula="of:=[.K30]" office:value-type="float" office:value="9.69948105019587" calcext:value-type="float">
            <text:p>9.69948105019587</text:p>
          </table:table-cell>
          <table:table-cell/>
          <table:table-cell table:formula="of:=[.B59]-15" office:value-type="float" office:value="15" calcext:value-type="float">
            <text:p>15</text:p>
          </table:table-cell>
          <table:table-cell table:formula="of:=[.C59]-15" office:value-type="float" office:value="0.0548224244673001" calcext:value-type="float">
            <text:p>0.0548224244673001</text:p>
          </table:table-cell>
          <table:table-cell table:formula="of:=[.D59]-15" office:value-type="float" office:value="-5.30051894980413" calcext:value-type="float">
            <text:p>-5.30051894980413</text:p>
          </table:table-cell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J31]" office:value-type="float" office:value="7.57098082349767" calcext:value-type="float">
            <text:p>7.57098082349767</text:p>
          </table:table-cell>
          <table:table-cell table:formula="of:=[.K31]" office:value-type="float" office:value="21.7928308965965" calcext:value-type="float">
            <text:p>21.7928308965965</text:p>
          </table:table-cell>
          <table:table-cell/>
          <table:table-cell table:formula="of:=[.B60]-15" office:value-type="float" office:value="15" calcext:value-type="float">
            <text:p>15</text:p>
          </table:table-cell>
          <table:table-cell table:formula="of:=[.C60]-15" office:value-type="float" office:value="-7.42901917650234" calcext:value-type="float">
            <text:p>-7.42901917650234</text:p>
          </table:table-cell>
          <table:table-cell table:formula="of:=[.D60]-15" office:value-type="float" office:value="6.7928308965965" calcext:value-type="float">
            <text:p>6.7928308965965</text:p>
          </table:table-cell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J32]" office:value-type="float" office:value="22.2631803413487" calcext:value-type="float">
            <text:p>22.2631803413487</text:p>
          </table:table-cell>
          <table:table-cell table:formula="of:=[.K32]" office:value-type="float" office:value="19.0337211797921" calcext:value-type="float">
            <text:p>19.0337211797921</text:p>
          </table:table-cell>
          <table:table-cell/>
          <table:table-cell table:formula="of:=[.B61]-15" office:value-type="float" office:value="15" calcext:value-type="float">
            <text:p>15</text:p>
          </table:table-cell>
          <table:table-cell table:formula="of:=[.C61]-15" office:value-type="float" office:value="7.26318034134865" calcext:value-type="float">
            <text:p>7.26318034134865</text:p>
          </table:table-cell>
          <table:table-cell table:formula="of:=[.D61]-15" office:value-type="float" office:value="4.0337211797921" calcext:value-type="float">
            <text:p>4.0337211797921</text:p>
          </table:table-cell>
          <table:table-cell table:number-columns-repeated="5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Left</text:p>
          </table:table-cell>
          <table:table-cell office:value-type="float" office:value="0" calcext:value-type="float">
            <text:p>0</text:p>
          </table:table-cell>
          <table:table-cell table:formula="of:=30-[.J23]" office:value-type="float" office:value="20.6703434202616" calcext:value-type="float">
            <text:p>20.6703434202616</text:p>
          </table:table-cell>
          <table:table-cell table:formula="of:=[.K23]" office:value-type="float" office:value="4.76312584366299" calcext:value-type="float">
            <text:p>4.76312584366299</text:p>
          </table:table-cell>
          <table:table-cell/>
          <table:table-cell table:formula="of:=[.B62]-15" office:value-type="float" office:value="-15" calcext:value-type="float">
            <text:p>-15</text:p>
          </table:table-cell>
          <table:table-cell table:formula="of:=[.C62]-15" office:value-type="float" office:value="5.67034342026161" calcext:value-type="float">
            <text:p>5.67034342026161</text:p>
          </table:table-cell>
          <table:table-cell table:formula="of:=[.D62]-15" office:value-type="float" office:value="-10.236874156337" calcext:value-type="float">
            <text:p>-10.236874156337</text:p>
          </table:table-cell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30-[.J24]" office:value-type="float" office:value="5.21505147832835" calcext:value-type="float">
            <text:p>5.21505147832835</text:p>
          </table:table-cell>
          <table:table-cell table:formula="of:=[.K24]" office:value-type="float" office:value="5.44299360986057" calcext:value-type="float">
            <text:p>5.44299360986057</text:p>
          </table:table-cell>
          <table:table-cell/>
          <table:table-cell table:formula="of:=[.B63]-15" office:value-type="float" office:value="-15" calcext:value-type="float">
            <text:p>-15</text:p>
          </table:table-cell>
          <table:table-cell table:formula="of:=[.C63]-15" office:value-type="float" office:value="-9.78494852167165" calcext:value-type="float">
            <text:p>-9.78494852167165</text:p>
          </table:table-cell>
          <table:table-cell table:formula="of:=[.D63]-15" office:value-type="float" office:value="-9.55700639013943" calcext:value-type="float">
            <text:p>-9.55700639013943</text:p>
          </table:table-cell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30-[.J25]" office:value-type="float" office:value="21.4950155679381" calcext:value-type="float">
            <text:p>21.4950155679381</text:p>
          </table:table-cell>
          <table:table-cell table:formula="of:=[.K25]" office:value-type="float" office:value="14.4553407313842" calcext:value-type="float">
            <text:p>14.4553407313842</text:p>
          </table:table-cell>
          <table:table-cell/>
          <table:table-cell table:formula="of:=[.B64]-15" office:value-type="float" office:value="-15" calcext:value-type="float">
            <text:p>-15</text:p>
          </table:table-cell>
          <table:table-cell table:formula="of:=[.C64]-15" office:value-type="float" office:value="6.49501556793812" calcext:value-type="float">
            <text:p>6.49501556793812</text:p>
          </table:table-cell>
          <table:table-cell table:formula="of:=[.D64]-15" office:value-type="float" office:value="-0.544659268615851" calcext:value-type="float">
            <text:p>-0.544659268615851</text:p>
          </table:table-cell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30-[.J26]" office:value-type="float" office:value="14.0096283671304" calcext:value-type="float">
            <text:p>14.0096283671304</text:p>
          </table:table-cell>
          <table:table-cell table:formula="of:=[.K26]" office:value-type="float" office:value="18.9590744141731" calcext:value-type="float">
            <text:p>18.9590744141731</text:p>
          </table:table-cell>
          <table:table-cell/>
          <table:table-cell table:formula="of:=[.B65]-15" office:value-type="float" office:value="-15" calcext:value-type="float">
            <text:p>-15</text:p>
          </table:table-cell>
          <table:table-cell table:formula="of:=[.C65]-15" office:value-type="float" office:value="-0.9903716328696" calcext:value-type="float">
            <text:p>-0.9903716328696</text:p>
          </table:table-cell>
          <table:table-cell table:formula="of:=[.D65]-15" office:value-type="float" office:value="3.95907441417305" calcext:value-type="float">
            <text:p>3.95907441417305</text:p>
          </table:table-cell>
          <table:table-cell table:number-columns-repeated="5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Bottom</text:p>
          </table:table-cell>
          <table:table-cell table:formula="of:=[.J10]" office:value-type="float" office:value="5.19382566660048" calcext:value-type="float">
            <text:p>5.19382566660048</text:p>
          </table:table-cell>
          <table:table-cell table:formula="of:=30-[.K10]" office:value-type="float" office:value="16.1700551556563" calcext:value-type="float">
            <text:p>16.170055155656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6]-15" office:value-type="float" office:value="-9.80617433339953" calcext:value-type="float">
            <text:p>-9.80617433339953</text:p>
          </table:table-cell>
          <table:table-cell table:formula="of:=[.C66]-15" office:value-type="float" office:value="1.17005515565635" calcext:value-type="float">
            <text:p>1.17005515565635</text:p>
          </table:table-cell>
          <table:table-cell table:formula="of:=[.D66]-15" office:value-type="float" office:value="-15" calcext:value-type="float">
            <text:p>-15</text:p>
          </table:table-cell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formula="of:=[.J11]" office:value-type="float" office:value="13.4007554097039" calcext:value-type="float">
            <text:p>13.4007554097039</text:p>
          </table:table-cell>
          <table:table-cell table:formula="of:=30-[.K11]" office:value-type="float" office:value="15.6652000384625" calcext:value-type="float">
            <text:p>15.66520003846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7]-15" office:value-type="float" office:value="-1.5992445902961" calcext:value-type="float">
            <text:p>-1.5992445902961</text:p>
          </table:table-cell>
          <table:table-cell table:formula="of:=[.C67]-15" office:value-type="float" office:value="0.665200038462499" calcext:value-type="float">
            <text:p>0.665200038462499</text:p>
          </table:table-cell>
          <table:table-cell table:formula="of:=[.D67]-15" office:value-type="float" office:value="-15" calcext:value-type="float">
            <text:p>-15</text:p>
          </table:table-cell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formula="of:=[.J12]" office:value-type="float" office:value="13.3739718927137" calcext:value-type="float">
            <text:p>13.3739718927137</text:p>
          </table:table-cell>
          <table:table-cell table:formula="of:=30-[.K12]" office:value-type="float" office:value="5.980064806384" calcext:value-type="float">
            <text:p>5.98006480638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8]-15" office:value-type="float" office:value="-1.6260281072863" calcext:value-type="float">
            <text:p>-1.6260281072863</text:p>
          </table:table-cell>
          <table:table-cell table:formula="of:=[.C68]-15" office:value-type="float" office:value="-9.019935193616" calcext:value-type="float">
            <text:p>-9.019935193616</text:p>
          </table:table-cell>
          <table:table-cell table:formula="of:=[.D68]-15" office:value-type="float" office:value="-15" calcext:value-type="float">
            <text:p>-15</text:p>
          </table:table-cell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formula="of:=[.J13]" office:value-type="float" office:value="19.2469713213915" calcext:value-type="float">
            <text:p>19.2469713213915</text:p>
          </table:table-cell>
          <table:table-cell table:formula="of:=30-[.K13]" office:value-type="float" office:value="25.8503554408344" calcext:value-type="float">
            <text:p>25.850355440834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9]-15" office:value-type="float" office:value="4.2469713213915" calcext:value-type="float">
            <text:p>4.2469713213915</text:p>
          </table:table-cell>
          <table:table-cell table:formula="of:=[.C69]-15" office:value-type="float" office:value="10.8503554408344" calcext:value-type="float">
            <text:p>10.8503554408344</text:p>
          </table:table-cell>
          <table:table-cell table:formula="of:=[.D69]-15" office:value-type="float" office:value="-15" calcext:value-type="float">
            <text:p>-15</text:p>
          </table:table-cell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formula="of:=[.J14]" office:value-type="float" office:value="22.9247445059499" calcext:value-type="float">
            <text:p>22.9247445059499</text:p>
          </table:table-cell>
          <table:table-cell table:formula="of:=30-[.K14]" office:value-type="float" office:value="15.2510780763988" calcext:value-type="float">
            <text:p>15.251078076398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70]-15" office:value-type="float" office:value="7.9247445059499" calcext:value-type="float">
            <text:p>7.9247445059499</text:p>
          </table:table-cell>
          <table:table-cell table:formula="of:=[.C70]-15" office:value-type="float" office:value="0.25107807639875" calcext:value-type="float">
            <text:p>0.25107807639875</text:p>
          </table:table-cell>
          <table:table-cell table:formula="of:=[.D70]-15" office:value-type="float" office:value="-15" calcext:value-type="float">
            <text:p>-15</text:p>
          </table:table-cell>
          <table:table-cell table:number-columns-repeated="5"/>
          <table:table-cell table:style-name="Default" table:number-columns-repeated="5"/>
        </table:table-row>
        <calcext:conditional-formats>
          <calcext:conditional-format calcext:target-range-address="Sheet1.N3:Sheet1.R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14:38:59.283495939</meta:creation-date>
    <meta:generator>LibreOffice/7.3.7.2$Linux_X86_64 LibreOffice_project/30$Build-2</meta:generator>
    <dc:date>2023-01-23T21:18:44.199687425</dc:date>
    <meta:editing-duration>PT9H34M49S</meta:editing-duration>
    <meta:editing-cycles>3</meta:editing-cycles>
    <meta:document-statistic meta:table-count="1" meta:cell-count="415" meta:object-count="0"/>
  </office:meta>
</office:document-meta>
</file>